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size="10pt" fo:font-style="italic" style:font-size-asian="10pt" style:font-style-asian="italic" style:font-size-complex="10pt" style:font-style-complex="italic"/>
    </style:style>
    <style:style style:name="P6"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7"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center" style:justify-single-word="false"/>
      <style:text-properties fo:font-weight="normal" style:font-weight-asian="normal" style:font-weight-complex="normal"/>
    </style:style>
    <style:style style:name="P11" style:family="paragraph" style:parent-style-name="Standard">
      <style:paragraph-properties fo:text-align="center"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center"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center" style:justify-single-word="false"/>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14" style:family="paragraph" style:parent-style-name="Standard">
      <style:paragraph-properties fo:text-align="center" style:justify-single-word="false"/>
      <style:text-properties fo:font-size="11pt" fo:font-style="italic" style:text-underline-style="none" fo:font-weight="bold" style:font-size-asian="9.60000038146973pt" style:font-style-asian="italic" style:font-weight-asian="bold" style:font-size-complex="11pt" style:font-style-complex="italic" style:font-weight-complex="bold"/>
    </style:style>
    <style:style style:name="P15" style:family="paragraph" style:parent-style-name="Footer">
      <style:paragraph-properties fo:text-align="center" style:justify-single-word="false"/>
    </style:style>
    <style:style style:name="P16" style:family="paragraph" style:parent-style-name="Standard" style:list-style-name="L1">
      <style:paragraph-properties fo:text-align="center" style:justify-single-word="false"/>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17" style:family="paragraph" style:parent-style-name="Standard">
      <style:paragraph-properties fo:text-align="center"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center" style:justify-single-word="false"/>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P19" style:family="paragraph" style:parent-style-name="Standard" style:list-style-name="L1">
      <style:paragraph-properties fo:text-align="center" style:justify-single-word="false" fo:break-before="page"/>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list xml:id="list1722560648" text:style-name="L1">
        <text:list-header>
          <text:p text:style-name="P16">I. The Dawn of Awakening</text:p>
        </text:list-header>
      </text:list>
      <text:p text:style-name="P8"/>
      <text:p text:style-name="P2">A. VipahyanaBreathing Samatha</text:p>
      <text:p text:style-name="P3"/>
      <text:p text:style-name="P5">(First prepare a comfortable seat. Sit quietly for a few moments, and settle down in natural serenity. Let go of all activities, all burdens, and all distractions. Relax your body, silence your speech, and calm your mind. Second, peacefully and joyfully practice the nine breath exercise. Third, mindfully count through twenty-one breaths in three sets of seven.)</text:p>
      <text:p text:style-name="P4"/>
      <text:p text:style-name="P2">B. Mindful Prostration</text:p>
      <text:p text:style-name="P3"/>
      <text:p text:style-name="P9">NAMO BUDDHAYA <text:s text:c="4"/>NAMO DHARMAYA <text:s text:c="4"/>NAMO SANGHAYA</text:p>
      <text:p text:style-name="P9">NAMO GUR DEWA DAKINIYA</text:p>
      <text:p text:style-name="P6">(Recite while prostrating three times.)</text:p>
      <text:p text:style-name="P3">I will always respect others. I am never arrogant.</text:p>
      <text:p text:style-name="P3">I am always humble. I am never egotistical.</text:p>
      <text:p text:style-name="P3">I honor all sentient beings as Buddha, Dharma, and Sangha.</text:p>
      <text:p text:style-name="P3"/>
      <text:p text:style-name="P2">C. Clear Purification</text:p>
      <text:p text:style-name="P2"/>
      <text:p text:style-name="P3">All Buddhas and Bodhisattvas, please heed me!</text:p>
      <text:p text:style-name="P3">Please purify all my negative karma and emotions.</text:p>
      <text:p text:style-name="P3">In front of all Buddhas.</text:p>
      <text:p text:style-name="P3">I honestly regret all my mistakes.</text:p>
      <text:p text:style-name="P3">I sincerely regret all my harmful intentions and actions.</text:p>
      <text:p text:style-name="P3">I completely eliminate all my negative thinking and emotions.</text:p>
      <text:p text:style-name="P3">I completely eliminate all my afflictions and negative karma.</text:p>
      <text:p text:style-name="P3">All my negative thinking, let go. <text:span text:style-name="T1">Let go!</text:span></text:p>
      <text:p text:style-name="P10">All my unhappy feelings, let go. <text:span text:style-name="T1">Let go!</text:span></text:p>
      <text:p text:style-name="P10">All my trauma, let go. <text:span text:style-name="T1">Let go!</text:span></text:p>
      <text:p text:style-name="P9"><text:span text:style-name="T2">All my regret, let go. </text:span>Let go!</text:p>
      <text:p text:style-name="P9"><text:span text:style-name="T2">All my guilt, let go.</text:span> Let go!</text:p>
      <text:p text:style-name="P9">Let go! Let go! Let go!</text:p>
      <text:p text:style-name="P9"/>
      <text:p text:style-name="P7">(As you on destroying negative thoughts and emotions, forcefully recite these four syllables, accompanying each syllable with the Expelling Mudra.)</text:p>
      <text:p text:style-name="P11">I shall again have harmful intentions.</text:p>
      <text:p text:style-name="P11">I shall again commit harmful actions.</text:p>
      <text:p text:style-name="P7"/>
      <text:p text:style-name="P7">(Recite three times.)</text:p>
      <text:p text:style-name="P11">I am pure. I am free. I am luminous.</text:p>
      <text:list xml:id="list214751625" text:continue-numbering="true" text:style-name="L1">
        <text:list-header>
          <text:p text:style-name="P19">II. Self-Healing and Wisdom Power </text:p>
        </text:list-header>
      </text:list>
      <text:p text:style-name="P13"/>
      <text:p text:style-name="P14">Please watch you mind,</text:p>
      <text:p text:style-name="P14">place your right hand over your heart center, </text:p>
      <text:p text:style-name="P14">concentrate one-pointedly, and recite the following</text:p>
      <text:p text:style-name="P14">as majestically and powerfully as a lion's roar.</text:p>
      <text:p text:style-name="P14"/>
      <text:p text:style-name="P12">From beginingless time, I have been born in past lives.</text:p>
      <text:p text:style-name="P12">Until I attain enlightenment, I will be reborn in future lives.</text:p>
      <text:p text:style-name="P12"/>
      <text:p text:style-name="P12">In this life, I have a precious human body.</text:p>
      <text:p text:style-name="P12">In my body, I have one aware mind.</text:p>
      <text:p text:style-name="P18">This mind is present thinking only.</text:p>
      <text:p text:style-name="P12">This mind has immeasurable capacity.</text:p>
      <text:p text:style-name="P12">This mind has unlimited power.</text:p>
      <text:p text:style-name="P12">This mind is never born.</text:p>
      <text:p text:style-name="P12">This mind never ages.</text:p>
      <text:p text:style-name="P12">This mind never dies.</text:p>
      <text:p text:style-name="P12">The nature of mind is the essence of Buddh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tyle="italic"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he Buddha Path <text:tab/><text:tab/><text:tab/><text:tab/><text:tab/><text:tab/><text:tab/><text:tab/><text:tab/>Preliminary Practice</text:p>
        <text:p text:style-name="Standard"/>
        <text:p text:style-name="Standard"/>
        <text:p text:style-name="Standard"/>
      </style:header>
      <style:footer>
        <text:p text:style-name="MP2">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20T14:54:08</meta:creation-date>
    <dc:date>2012-01-09T21:49:19</dc:date>
    <meta:editing-duration>PT1H34M37S</meta:editing-duration>
    <meta:editing-cycles>18</meta:editing-cycles>
    <meta:generator>LibreOffice/3.3$Unix LibreOffice_project/330m19$Build-401</meta:generator>
    <dc:creator>follinge </dc:creator>
    <meta:printed-by>follinge </meta:printed-by>
    <meta:print-date>2012-01-08T12:55:58</meta:print-date>
    <meta:document-statistic meta:table-count="0" meta:image-count="0" meta:object-count="0" meta:page-count="2" meta:paragraph-count="47" meta:word-count="366" meta:character-count="2177"/>
  </office:meta>
</office:document-meta>
</file>